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OCHOA QUISPE RAISA VIRGINI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OCHOA QUISPE, RAISA VIRGINI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6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6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5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9:3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13785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21:55:35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